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562be" officeooo:paragraph-rsid="000562be" style:font-size-asian="13.1000003814697pt" style:font-size-complex="15pt"/>
    </style:style>
    <style:style style:name="P2" style:family="paragraph" style:parent-style-name="Standard">
      <style:paragraph-properties fo:text-align="center" style:justify-single-word="false"/>
      <style:text-properties fo:font-size="12pt" officeooo:rsid="000562be" officeooo:paragraph-rsid="000562be" style:font-size-asian="10.5pt" style:font-size-complex="12pt"/>
    </style:style>
    <style:style style:name="P3" style:family="paragraph" style:parent-style-name="Standard">
      <style:paragraph-properties fo:text-align="start" style:justify-single-word="false"/>
      <style:text-properties fo:font-size="12pt" officeooo:rsid="000562be" officeooo:paragraph-rsid="000562be" style:font-size-asian="10.5pt" style:font-size-complex="12pt"/>
    </style:style>
    <style:style style:name="P4"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5" style:family="paragraph" style:parent-style-name="Standard">
      <style:paragraph-properties fo:text-align="start" style:justify-single-word="false"/>
      <style:text-properties fo:font-size="12pt" officeooo:rsid="001ad68a" officeooo:paragraph-rsid="001ad68a" style:font-size-asian="10.5pt" style:font-size-complex="12pt"/>
    </style:style>
    <style:style style:name="P6" style:family="paragraph" style:parent-style-name="Standard">
      <style:paragraph-properties fo:text-align="start" style:justify-single-word="false"/>
      <style:text-properties fo:font-size="12pt" officeooo:rsid="001de42f" officeooo:paragraph-rsid="001de42f" style:font-size-asian="10.5pt" style:font-size-complex="12pt"/>
    </style:style>
    <style:style style:name="P7" style:family="paragraph" style:parent-style-name="Standard">
      <style:paragraph-properties fo:text-align="start" style:justify-single-word="false"/>
      <style:text-properties officeooo:paragraph-rsid="000562be"/>
    </style:style>
    <style:style style:name="P8" style:family="paragraph" style:parent-style-name="Standard">
      <style:paragraph-properties fo:text-align="start" style:justify-single-word="false"/>
      <style:text-properties officeooo:paragraph-rsid="00097156"/>
    </style:style>
    <style:style style:name="P9" style:family="paragraph" style:parent-style-name="Standard">
      <style:paragraph-properties fo:text-align="start" style:justify-single-word="false"/>
      <style:text-properties officeooo:paragraph-rsid="001b6787"/>
    </style:style>
    <style:style style:name="P10" style:family="paragraph" style:parent-style-name="Standard">
      <style:paragraph-properties fo:text-align="start" style:justify-single-word="false"/>
      <style:text-properties officeooo:rsid="00098579" officeooo:paragraph-rsid="00098579"/>
    </style:style>
    <style:style style:name="P11" style:family="paragraph" style:parent-style-name="Standard">
      <style:paragraph-properties fo:text-align="start" style:justify-single-word="false"/>
      <style:text-properties officeooo:rsid="000adc81" officeooo:paragraph-rsid="000adc81"/>
    </style:style>
    <style:style style:name="P12"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13" style:family="paragraph" style:parent-style-name="Standard">
      <style:paragraph-properties fo:text-align="start" style:justify-single-word="false"/>
      <style:text-properties officeooo:rsid="00103eb4" officeooo:paragraph-rsid="00103eb4"/>
    </style:style>
    <style:style style:name="P14" style:family="paragraph" style:parent-style-name="Standard">
      <style:paragraph-properties fo:text-align="start" style:justify-single-word="false"/>
      <style:text-properties officeooo:rsid="00144d37" officeooo:paragraph-rsid="00144d37"/>
    </style:style>
    <style:style style:name="P15" style:family="paragraph" style:parent-style-name="Standard">
      <style:paragraph-properties fo:text-align="start" style:justify-single-word="false"/>
      <style:text-properties officeooo:rsid="00144d37" officeooo:paragraph-rsid="001713dc"/>
    </style:style>
    <style:style style:name="P16" style:family="paragraph" style:parent-style-name="Standard">
      <style:paragraph-properties fo:text-align="start" style:justify-single-word="false"/>
      <style:text-properties officeooo:rsid="001713dc" officeooo:paragraph-rsid="001713dc"/>
    </style:style>
    <style:style style:name="P17" style:family="paragraph" style:parent-style-name="Standard">
      <style:paragraph-properties fo:text-align="start" style:justify-single-word="false"/>
      <style:text-properties officeooo:rsid="001713dc" officeooo:paragraph-rsid="001819b1"/>
    </style:style>
    <style:style style:name="P18" style:family="paragraph" style:parent-style-name="Standard">
      <style:paragraph-properties fo:text-align="start" style:justify-single-word="false"/>
      <style:text-properties officeooo:rsid="0019edf0" officeooo:paragraph-rsid="0019edf0"/>
    </style:style>
    <style:style style:name="P19" style:family="paragraph" style:parent-style-name="Standard">
      <style:paragraph-properties fo:text-align="start" style:justify-single-word="false"/>
      <style:text-properties officeooo:rsid="001b6787" officeooo:paragraph-rsid="001b6787"/>
    </style:style>
    <style:style style:name="P20" style:family="paragraph" style:parent-style-name="Standard">
      <style:paragraph-properties fo:text-align="start" style:justify-single-word="false"/>
      <style:text-properties fo:font-size="12pt" officeooo:rsid="0005c5df" officeooo:paragraph-rsid="000562be" style:font-size-asian="10.5pt" style:font-size-complex="12pt"/>
    </style:style>
    <style:style style:name="P21" style:family="paragraph" style:parent-style-name="Standard">
      <style:paragraph-properties fo:text-align="start" style:justify-single-word="false"/>
      <style:text-properties fo:font-size="12pt" officeooo:rsid="00095e03" officeooo:paragraph-rsid="00097156" style:font-size-asian="10.5pt" style:font-size-complex="12pt"/>
    </style:style>
    <style:style style:name="P22" style:family="paragraph" style:parent-style-name="Standard">
      <style:paragraph-properties fo:text-align="start" style:justify-single-word="false"/>
      <style:text-properties fo:font-size="12pt" officeooo:rsid="00103eb4" officeooo:paragraph-rsid="00097156" style:font-size-asian="10.5pt" style:font-size-complex="12pt"/>
    </style:style>
    <style:style style:name="P23" style:family="paragraph" style:parent-style-name="Standard">
      <style:paragraph-properties fo:text-align="start" style:justify-single-word="false"/>
      <style:text-properties fo:font-size="12pt" officeooo:rsid="00144d37" officeooo:paragraph-rsid="00103eb4" style:font-size-asian="10.5pt" style:font-size-complex="12pt"/>
    </style:style>
    <style:style style:name="P24" style:family="paragraph" style:parent-style-name="Standard">
      <style:paragraph-properties fo:text-align="start" style:justify-single-word="false"/>
      <style:text-properties fo:font-size="12pt" officeooo:rsid="00097156" officeooo:paragraph-rsid="00097156" style:font-size-asian="10.5pt" style:font-size-complex="12pt"/>
    </style:style>
    <style:style style:name="P25" style:family="paragraph" style:parent-style-name="Standard">
      <style:paragraph-properties fo:text-align="start" style:justify-single-word="false"/>
      <style:text-properties fo:font-size="12pt" officeooo:rsid="00097156" officeooo:paragraph-rsid="001713dc" style:font-size-asian="10.5pt" style:font-size-complex="12pt"/>
    </style:style>
    <style:style style:name="P26" style:family="paragraph" style:parent-style-name="Standard">
      <style:paragraph-properties fo:text-align="start" style:justify-single-word="false"/>
      <style:text-properties fo:font-size="12pt" officeooo:rsid="0015b632" officeooo:paragraph-rsid="001713dc" style:font-size-asian="10.5pt" style:font-size-complex="12pt"/>
    </style:style>
    <style:style style:name="P27" style:family="paragraph" style:parent-style-name="Standard">
      <style:paragraph-properties fo:text-align="start" style:justify-single-word="false"/>
      <style:text-properties fo:font-size="12pt" officeooo:rsid="000adc81" officeooo:paragraph-rsid="000adc81" style:font-size-asian="10.5pt" style:font-size-complex="12pt"/>
    </style:style>
    <style:style style:name="P28" style:family="paragraph" style:parent-style-name="Standard">
      <style:paragraph-properties fo:text-align="start" style:justify-single-word="false"/>
      <style:text-properties fo:font-size="12pt" officeooo:rsid="001b6787" officeooo:paragraph-rsid="001b6787" style:font-size-asian="10.5pt" style:font-size-complex="12pt"/>
    </style:style>
    <style:style style:name="P29" style:family="paragraph" style:parent-style-name="Standard">
      <style:paragraph-properties fo:text-align="start" style:justify-single-word="false"/>
      <style:text-properties fo:font-size="12pt" officeooo:rsid="00098579" officeooo:paragraph-rsid="00098579" style:font-size-asian="10.5pt" style:font-size-complex="12pt"/>
    </style:style>
    <style:style style:name="P30" style:family="paragraph" style:parent-style-name="Standard">
      <style:paragraph-properties fo:text-align="start" style:justify-single-word="false"/>
      <style:text-properties fo:font-size="12pt" officeooo:rsid="001f3b09" officeooo:paragraph-rsid="00098579" style:font-size-asian="10.5pt" style:font-size-complex="12pt"/>
    </style:style>
    <style:style style:name="P31" style:family="paragraph" style:parent-style-name="Standard">
      <style:paragraph-properties fo:text-align="start" style:justify-single-word="false"/>
      <style:text-properties fo:font-size="12pt" officeooo:rsid="001fc838" officeooo:paragraph-rsid="001fc838" style:font-size-asian="10.5pt" style:font-size-complex="12pt"/>
    </style:style>
    <style:style style:name="P32" style:family="paragraph" style:parent-style-name="Standard">
      <style:paragraph-properties fo:text-align="start" style:justify-single-word="false"/>
      <style:text-properties fo:font-size="12pt" officeooo:rsid="001fc838" officeooo:paragraph-rsid="002208fd" style:font-size-asian="10.5pt" style:font-size-complex="12pt"/>
    </style:style>
    <style:style style:name="P33" style:family="paragraph" style:parent-style-name="Standard">
      <style:paragraph-properties fo:text-align="start" style:justify-single-word="false"/>
      <style:text-properties fo:font-size="12pt" officeooo:rsid="0020ee39" officeooo:paragraph-rsid="0020ee39" style:font-size-asian="10.5pt" style:font-size-complex="12pt"/>
    </style:style>
    <style:style style:name="P34" style:family="paragraph" style:parent-style-name="Standard">
      <style:paragraph-properties fo:text-align="start" style:justify-single-word="false"/>
      <style:text-properties fo:font-size="12pt" officeooo:rsid="002208fd" officeooo:paragraph-rsid="002208fd" style:font-size-asian="10.5pt" style:font-size-complex="12pt"/>
    </style:style>
    <style:style style:name="P35" style:family="paragraph" style:parent-style-name="Standard">
      <style:paragraph-properties fo:text-align="start" style:justify-single-word="false"/>
      <style:text-properties fo:font-size="12pt" officeooo:rsid="00237ef1" officeooo:paragraph-rsid="00237ef1" style:font-size-asian="10.5pt" style:font-size-complex="12pt"/>
    </style:style>
    <style:style style:name="P36" style:family="paragraph" style:parent-style-name="Standard">
      <style:paragraph-properties fo:text-align="start" style:justify-single-word="false"/>
      <style:text-properties fo:font-size="12pt" officeooo:rsid="00286259" officeooo:paragraph-rsid="00286259" style:font-size-asian="10.5pt" style:font-size-complex="12pt"/>
    </style:style>
    <style:style style:name="P37" style:family="paragraph" style:parent-style-name="Standard">
      <style:paragraph-properties fo:text-align="start" style:justify-single-word="false"/>
      <style:text-properties fo:font-size="12pt" officeooo:rsid="002d0156" officeooo:paragraph-rsid="002d0156" style:font-size-asian="10.5pt" style:font-size-complex="12pt"/>
    </style:style>
    <style:style style:name="P38" style:family="paragraph" style:parent-style-name="Standard">
      <style:paragraph-properties fo:text-align="start" style:justify-single-word="false"/>
      <style:text-properties fo:font-size="12pt" officeooo:rsid="0029a1b9" officeooo:paragraph-rsid="0029a1b9" style:font-size-asian="12.25pt" style:font-size-complex="14pt"/>
    </style:style>
    <style:style style:name="P39" style:family="paragraph" style:parent-style-name="Standard">
      <style:paragraph-properties fo:text-align="start" style:justify-single-word="false"/>
      <style:text-properties fo:font-size="14pt" officeooo:rsid="0005c5df" officeooo:paragraph-rsid="000562be" style:font-size-asian="14pt" style:font-size-complex="14pt"/>
    </style:style>
    <style:style style:name="P40" style:family="paragraph" style:parent-style-name="Standard">
      <style:paragraph-properties fo:text-align="start" style:justify-single-word="false"/>
      <style:text-properties fo:font-size="14pt" officeooo:rsid="00098579" officeooo:paragraph-rsid="00098579" style:font-size-asian="14pt" style:font-size-complex="14pt"/>
    </style:style>
    <style:style style:name="P41" style:family="paragraph" style:parent-style-name="Standard">
      <style:paragraph-properties fo:text-align="start" style:justify-single-word="false"/>
      <style:text-properties fo:font-size="14pt" officeooo:rsid="001f3b09" officeooo:paragraph-rsid="001f3b09" style:font-size-asian="12.25pt" style:font-size-complex="14pt"/>
    </style:style>
    <style:style style:name="P42" style:family="paragraph" style:parent-style-name="Standard">
      <style:paragraph-properties fo:text-align="start" style:justify-single-word="false"/>
      <style:text-properties fo:font-size="14pt" officeooo:rsid="001f3b09" officeooo:paragraph-rsid="002208fd" style:font-size-asian="12.25pt" style:font-size-complex="14pt"/>
    </style:style>
    <style:style style:name="P43" style:family="paragraph" style:parent-style-name="Standard">
      <style:paragraph-properties fo:text-align="start" style:justify-single-word="false"/>
      <style:text-properties fo:font-size="14pt" officeooo:rsid="002f7364" officeooo:paragraph-rsid="002f7364" style:font-size-asian="10.5pt" style:font-size-complex="12pt"/>
    </style:style>
    <style:style style:name="P44" style:family="paragraph" style:parent-style-name="Standard">
      <style:paragraph-properties fo:text-align="start" style:justify-single-word="false"/>
      <style:text-properties officeooo:rsid="00098579" officeooo:paragraph-rsid="00098579"/>
    </style:style>
    <style:style style:name="P45" style:family="paragraph" style:parent-style-name="Standard">
      <style:paragraph-properties fo:text-align="start" style:justify-single-word="false"/>
      <style:text-properties officeooo:paragraph-rsid="002bf2df"/>
    </style:style>
    <style:style style:name="T1" style:family="text">
      <style:text-properties fo:font-size="12pt" style:font-size-asian="10.5pt" style:font-size-complex="12pt"/>
    </style:style>
    <style:style style:name="T2" style:family="text">
      <style:text-properties fo:font-size="12pt" officeooo:rsid="000562be" style:font-size-asian="10.5pt" style:font-size-complex="12pt"/>
    </style:style>
    <style:style style:name="T3" style:family="text">
      <style:text-properties fo:font-size="12pt" officeooo:rsid="0005bda8" style:font-size-asian="10.5pt" style:font-size-complex="12pt"/>
    </style:style>
    <style:style style:name="T4" style:family="text">
      <style:text-properties fo:font-size="12pt" officeooo:rsid="0005c5df" style:font-size-asian="10.5pt" style:font-size-complex="12pt"/>
    </style:style>
    <style:style style:name="T5" style:family="text">
      <style:text-properties fo:font-size="12pt" officeooo:rsid="00077e6d" style:font-size-asian="10.5pt" style:font-size-complex="12pt"/>
    </style:style>
    <style:style style:name="T6" style:family="text">
      <style:text-properties fo:font-size="12pt" officeooo:rsid="00095e03" style:font-size-asian="10.5pt" style:font-size-complex="12pt"/>
    </style:style>
    <style:style style:name="T7" style:family="text">
      <style:text-properties fo:font-size="12pt" officeooo:rsid="00097156" style:font-size-asian="10.5pt" style:font-size-complex="12pt"/>
    </style:style>
    <style:style style:name="T8" style:family="text">
      <style:text-properties fo:font-size="12pt" officeooo:rsid="000adc81" style:font-size-asian="10.5pt" style:font-size-complex="12pt"/>
    </style:style>
    <style:style style:name="T9" style:family="text">
      <style:text-properties fo:font-size="12pt" officeooo:rsid="000b2d24" style:font-size-asian="10.5pt" style:font-size-complex="12pt"/>
    </style:style>
    <style:style style:name="T10" style:family="text">
      <style:text-properties fo:font-size="12pt" officeooo:rsid="000cb87e" style:font-size-asian="10.5pt" style:font-size-complex="12pt"/>
    </style:style>
    <style:style style:name="T11" style:family="text">
      <style:text-properties fo:font-size="12pt" officeooo:rsid="000e5332" style:font-size-asian="10.5pt" style:font-size-complex="12pt"/>
    </style:style>
    <style:style style:name="T12" style:family="text">
      <style:text-properties fo:font-size="12pt" officeooo:rsid="00103eb4" style:font-size-asian="10.5pt" style:font-size-complex="12pt"/>
    </style:style>
    <style:style style:name="T13" style:family="text">
      <style:text-properties fo:font-size="12pt" officeooo:rsid="0010aaf3" style:font-size-asian="10.5pt" style:font-size-complex="12pt"/>
    </style:style>
    <style:style style:name="T14" style:family="text">
      <style:text-properties fo:font-size="12pt" officeooo:rsid="0011d2a9" style:font-size-asian="10.5pt" style:font-size-complex="12pt"/>
    </style:style>
    <style:style style:name="T15" style:family="text">
      <style:text-properties fo:font-size="12pt" officeooo:rsid="00123cfc" style:font-size-asian="10.5pt" style:font-size-complex="12pt"/>
    </style:style>
    <style:style style:name="T16" style:family="text">
      <style:text-properties fo:font-size="12pt" officeooo:rsid="001414d0" style:font-size-asian="10.5pt" style:font-size-complex="12pt"/>
    </style:style>
    <style:style style:name="T17" style:family="text">
      <style:text-properties fo:font-size="12pt" officeooo:rsid="00144d37" style:font-size-asian="10.5pt" style:font-size-complex="12pt"/>
    </style:style>
    <style:style style:name="T18" style:family="text">
      <style:text-properties fo:font-size="12pt" officeooo:rsid="0015b632" style:font-size-asian="10.5pt" style:font-size-complex="12pt"/>
    </style:style>
    <style:style style:name="T19" style:family="text">
      <style:text-properties fo:font-size="12pt" officeooo:rsid="001713dc" style:font-size-asian="10.5pt" style:font-size-complex="12pt"/>
    </style:style>
    <style:style style:name="T20" style:family="text">
      <style:text-properties fo:font-size="12pt" officeooo:rsid="001819b1" style:font-size-asian="10.5pt" style:font-size-complex="12pt"/>
    </style:style>
    <style:style style:name="T21" style:family="text">
      <style:text-properties fo:font-size="12pt" officeooo:rsid="00192ddf" style:font-size-asian="10.5pt" style:font-size-complex="12pt"/>
    </style:style>
    <style:style style:name="T22" style:family="text">
      <style:text-properties fo:font-size="12pt" officeooo:rsid="001ad68a" style:font-size-asian="10.5pt" style:font-size-complex="12pt"/>
    </style:style>
    <style:style style:name="T23" style:family="text">
      <style:text-properties fo:font-size="12pt" officeooo:rsid="001b6787" style:font-size-asian="10.5pt" style:font-size-complex="12pt"/>
    </style:style>
    <style:style style:name="T24" style:family="text">
      <style:text-properties fo:font-size="12pt" officeooo:rsid="001d561e" style:font-size-asian="10.5pt" style:font-size-complex="12pt"/>
    </style:style>
    <style:style style:name="T25" style:family="text">
      <style:text-properties fo:font-size="12pt" officeooo:rsid="001fc838" style:font-size-asian="10.5pt" style:font-size-complex="12pt"/>
    </style:style>
    <style:style style:name="T26" style:family="text">
      <style:text-properties fo:font-size="12pt" officeooo:rsid="001fe088" style:font-size-asian="10.5pt" style:font-size-complex="12pt"/>
    </style:style>
    <style:style style:name="T27" style:family="text">
      <style:text-properties fo:font-size="12pt" officeooo:rsid="002bf2df" style:font-size-asian="10.5pt" style:font-size-complex="12pt"/>
    </style:style>
    <style:style style:name="T28" style:family="text">
      <style:text-properties fo:font-size="12pt" officeooo:rsid="002c5c52" style:font-size-asian="10.5pt" style:font-size-complex="12pt"/>
    </style:style>
    <style:style style:name="T29" style:family="text">
      <style:text-properties fo:font-size="12pt" officeooo:rsid="00359751" style:font-size-asian="10.5pt" style:font-size-complex="12pt"/>
    </style:style>
    <style:style style:name="T30" style:family="text">
      <style:text-properties fo:font-size="12pt" officeooo:rsid="00377ffc" style:font-size-asian="10.5pt" style:font-size-complex="12pt"/>
    </style:style>
    <style:style style:name="T31" style:family="text">
      <style:text-properties officeooo:rsid="000adc81"/>
    </style:style>
    <style:style style:name="T32" style:family="text">
      <style:text-properties fo:font-size="14pt" style:font-size-asian="14pt" style:font-size-complex="14pt"/>
    </style:style>
    <style:style style:name="T33" style:family="text">
      <style:text-properties fo:font-size="15pt" style:font-size-asian="15pt" style:font-size-complex="15pt"/>
    </style:style>
    <style:style style:name="T34" style:family="text">
      <style:text-properties officeooo:rsid="001fe088"/>
    </style:style>
    <style:style style:name="T35" style:family="text">
      <style:text-properties officeooo:rsid="002208fd"/>
    </style:style>
    <style:style style:name="T36" style:family="text">
      <style:text-properties officeooo:rsid="0023938e"/>
    </style:style>
    <style:style style:name="T37" style:family="text">
      <style:text-properties officeooo:rsid="002709cb"/>
    </style:style>
    <style:style style:name="T38" style:family="text">
      <style:text-properties officeooo:rsid="00286259"/>
    </style:style>
    <style:style style:name="T39" style:family="text">
      <style:text-properties officeooo:rsid="002b5504"/>
    </style:style>
    <style:style style:name="T40" style:family="text">
      <style:text-properties officeooo:rsid="002e55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skell 2 -Report </text:p>
      <text:p text:style-name="P2"/>
      <text:p text:style-name="P3">Overview: </text:p>
      <text:p text:style-name="P7"><text:span text:style-name="T2">The purpose of this practical was to implement the game of Gomoku in Haskell. All of the basic requirements have been completed. Furthermore, these additional requirements have been completed. Command line flags have been added to allow customisation of the game. Undo was also implemented. Different rule variants were also added to the game, there was an option for the standard Gomoku, </text:span><text:span text:style-name="T3">a handicapped game, where the rules are as standard, but an implementation of the extra rules of three and three and four and four, and the ‘Pente’ variation of the game was also implemented. With regards to the AI, both of the AI’s algorithms were based upon the MiniMax algorithm, with 2 different evaluation algorithms, one where the focus of the algorithm was based on attacking moves, and one where the focus was based on defending defending moves. The same evaluate functions were also used to give hints to the user. Save and load functionality was also added to the game. Time limits </text:span><text:span text:style-name="T4">were also implemented for human players in the game. In Game options were also added to the project, with the ability to be able undo a move, pause the game, save the game, and load a game. Network </text:span><text:span text:style-name="T5">multi player</text:span><text:span text:style-name="T4"> was also implemented, so the user was able to play gomoku across the network. Furthermore, Bitmapped images were also added instead of using the gloss library to draw the images on the board. </text:span><text:span text:style-name="T25">Running Instructions are stored in the </text:span><text:span text:style-name="T26">ReadME</text:span><text:span text:style-name="T25">. </text:span></text:p>
      <text:p text:style-name="P20"/>
      <text:p text:style-name="P39"><text:span text:style-name="T33">Design and Implementation</text:span> </text:p>
      <text:p text:style-name="P39"/>
      <text:p text:style-name="P39">Game Mechanics and Options </text:p>
      <text:p text:style-name="P8"><text:span text:style-name="T4">There were 2 main areas of the game mechanics which were implemented, th</text:span><text:span text:style-name="T6">e ability to </text:span><text:span text:style-name="T7">cehck whether a move being made is </text:span><text:span text:style-name="T6">legal </text:span><text:span text:style-name="T7">by the rules which the game is being played</text:span><text:span text:style-name="T6">, and the ability to check whether the player has won or not. </text:span></text:p>
      <text:p text:style-name="P21"/>
      <text:p text:style-name="P45"><text:span text:style-name="T7">T</text:span><text:span text:style-name="T8">here were 3 different options for checking whether the move being played was legal or not depending on what rule was being played. Due to the way the draw function was implemented, the make move function never got called unless the </text:span><text:span text:style-name="T9">position was valid. This meant that the function didn’t have to check whether the </text:span><text:span text:style-name="T10">position to be played in was within the board or not. </text:span><text:span text:style-name="T28">When selecting the rules, </text:span><text:span text:style-name="T29">the only difference between the standard and the handicap rules was the extra rules of three and three and four and four. However, for Pente, there was an extra rule which was stored which held the number of captures for black and white, and it also stored a list of the board after every move, which was done owing to the need to be able to undo </text:span><text:span text:style-name="T30">moves in the case of a capture, something which would not be able to be done using the standard undo version.</text:span></text:p>
      <text:p text:style-name="P45"><text:span text:style-name="T10"/></text:p>
      <text:p text:style-name="P45"><text:span text:style-name="T27">For the standard rules, a</text:span><text:span text:style-name="T11">ll the function had to check was whether there was already a piece there, which was done by simply filtering the list of pieces on the board with the position which was going to be inserted, </text:span><text:span text:style-name="T12">and if there was already a piece there, the make move function returned nothing to show that play was invalid. </text:span></text:p>
      <text:p text:style-name="P22"/>
      <text:p text:style-name="P13"><text:span text:style-name="T1">For the second option, when the extra rules of three and three and four and four, </text:span><text:span text:style-name="T13">the same rules were also applied, along with 2 other rules. The interpretation of the rule which we implemented was to not allow the black piece to be played such that in the playing of the piece, 2 rows </text:span><text:span text:style-name="T14">of four and/or 2 unbounded rows of three could not occur simultaneously by placing of that one piece. To implement this, the getDirectionList function was called, which gets a list of numbers representing the string of pieces of the same colour in the four directions, North - South, East – West, SouthEast -NorthWest, and SouthWest – NorthEast, this meant that to check that there were less than 2 directions in which there were 4 pieces in a row in which the last piece played was a part of. To implement the rule of three was slightly more complex, in that the values had to be unbounded at both sides. The </text:span><text:soft-page-break/><text:span text:style-name="T14">definition of unbounded which we took to mean was there had to be an empty square either side of a row, i.e. a row which starts at the end of the board is not unbounded as it can only have at most one empty square at the end of the row. </text:span><text:span text:style-name="T15">To find all rows of three, the function called the get direction list function and then filtered out the rows of three. </text:span><text:span text:style-name="T14">To </text:span><text:span text:style-name="T15">then </text:span><text:span text:style-name="T14">check whether the </text:span><text:span text:style-name="T15">rows</text:span><text:span text:style-name="T14"> w</text:span><text:span text:style-name="T15">ere</text:span><text:span text:style-name="T14"> unbounded or not, </text:span><text:span text:style-name="T15">for each row, the function found th </text:span><text:span text:style-name="T19">PenteState </text:span><text:span text:style-name="T15">e end of the row by going in the direction of the row, i.e. kept going North/East/NorthWest/NorthEast depending on what direction the row of 3 occurred in until it found the end of the row and then it checked whether</text:span><text:span text:style-name="T14"> a) the squares beyond both ends of the row were within the board, and then </text:span><text:span text:style-name="T15">if not </text:span><text:span text:style-name="T14">running the function to see if t</text:span><text:span text:style-name="T15">here was a piece was already there on the board,</text:span><text:span text:style-name="T16"> </text:span><text:span text:style-name="T17">and only if there were 2 rows of 3, which were both unbounded, was the move disallowed. </text:span></text:p>
      <text:p text:style-name="P23"/>
      <text:p text:style-name="P14"><text:span text:style-name="T17">P</text:span><text:span text:style-name="T1">ente (SAM)</text:span></text:p>
      <text:p text:style-name="P24"/>
      <text:p text:style-name="P25">Rule Variants</text:p>
      <text:p text:style-name="P16"><text:span text:style-name="T21">Explain data type: </text:span><text:span text:style-name="T1">Data Rule = Standard | Handicap | Pente PenteState.</text:span></text:p>
      <text:p text:style-name="P24"/>
      <text:p text:style-name="P11"><text:span text:style-name="T7">U</text:span><text:span text:style-name="T1">ndo: </text:span></text:p>
      <text:p text:style-name="P15"><text:span text:style-name="T25">Due to the fact that</text:span><text:span text:style-name="T1"> pieces were stored as a list within <text:s/>board, whenever a new piece was added, it was added to the front of a list, thus the list became a stack containing the order the pieces were added in. Thus undo was a simple operation for the Standard and Handicap rules, as when playing local multiplayer, all that was required was to change the pieces on the board to the list minus the first element in the stack. </text:span><text:span text:style-name="T18">However, when playing against the AI, the list had to be reduced by 2 to take back the AI’s move as well as the users. </text:span></text:p>
      <text:p text:style-name="P26"/>
      <text:p text:style-name="P17"><text:span text:style-name="T19">P</text:span><text:span text:style-name="T1">ente, however, was significantly different – owning to the need to record captures and ensure that they were replaced in the correct way when a move was undone. <text:s/>When playing against the AI, there was the possibility that removing two pieces from the head of the list of pieces would unintentionally remove a piece that had been initially played before the </text:span><text:span text:style-name="T20">two </text:span><text:span text:style-name="T1">pieces most recently captured. <text:s/>As a result, it became necessary to implement a more complicated undo mechanism – whereby the entire board was recorded at the start of each turn. <text:s/>This allowed the board state to be easily reverted by simply popping the most recent board from the list of boards in the PenteState object included in the Rule data type with the Pente constructor.</text:span></text:p>
      <text:p text:style-name="P4"/>
      <text:p text:style-name="P4">In Game Options</text:p>
      <text:p text:style-name="P18"><text:span text:style-name="T1">In game options were also added to the functions </text:span><text:span text:style-name="T22">by typing characters into the functions</text:span><text:span text:style-name="T1">, </text:span><text:span text:style-name="T22">the functions to undo a move as above was ‘u’, ‘n’ started a new game by generating a new world with the same options as the old one. ‘p’ paused the game by stopping the countdown timer if it is your move, to make the game fair, such that the user wouldn’t use pause to analyse their next move and to stop the timer, all of the pieces were hidden on the board until the game was un-paused. <text:s/></text:span></text:p>
      <text:p text:style-name="P24"/>
      <text:p text:style-name="P19"><text:span text:style-name="T7">C</text:span><text:span text:style-name="T1">heckwon:</text:span></text:p>
      <text:p text:style-name="P9"><text:span text:style-name="T7">To check if the game has been won, </text:span><text:span text:style-name="T22">the get directionlist function was called which got a list of pieces in the 4 directions, <text:s/></text:span><text:span text:style-name="T14">North - South, East – West, SouthEast -NorthWest, and SouthWest – NorthEas</text:span><text:span text:style-name="T23">t. It did this by calling the checkfunction, which took the piece and the list of 8 possible directions from the piece just played, and then recursively called itself, passing the position it had + 1 in the direction, and checked if a) there was a piece there, and b) if the piece there was the same colour as the starting piece to match, it did this until the new piece didn’t match, at which point it returned with the number of recursive calls made which represented the number of pieces in that direction. This function was called with the starting piece and all of the possible 8 directions, which generated the list of pieces going North, South, East,West etc.., to then get a list of the number of in the 4 directions, since the way the list was set up, the 8 directions were in order, e.g. the list went [NorthNumPieces, SouthNumPieces, EastNumPieces, WestNumPieces, etc] thus to get a total for </text:span><text:soft-page-break/><text:span text:style-name="T23">the 4 directions, all that needed to happen was to sum up the numbers in a list 2 at a time, i.e. end up with a list which was [NorthNumPieces + SouthNumPieces, EastNumPieces + WestNumPieces], then 1 needed to be subtracted from each element as in all directions, the initial piece was counted, so when summing the directions, the initial piece was counted twice, thus 1 was subtracted to get the actual piece count. </text:span></text:p>
      <text:p text:style-name="P28"/>
      <text:p text:style-name="P9"><text:span text:style-name="T23">When this function was implemented, check win wa</text:span><text:span text:style-name="T24">s easy to implement, after playing a piece, the check win function was called to see if a win occurred by playing the last piece, by calling the getdirectionlist function and then seeing if any of the four directions equalled the target exactly, since having a row longer than the target did not constitute a win. <text:s/></text:span><text:span text:style-name="T23"><text:s text:c="3"/></text:span></text:p>
      <text:p text:style-name="P12"/>
      <text:p text:style-name="P5">Save Load</text:p>
      <text:p text:style-name="P6">The game has an inbuilt gameplay option for saving an loading. Pressing the ‘s’ key will write the binary encoded current world into a file named “save”. Pressing the ‘l’ key will read the encoded world from the ‘save’ file, decode it and replace the current games world with the decoded world object. We had to replace the gloss play function in the main loop with playIO to allow for this functionality as the binary serialization functions used returned IO World objects.</text:p>
      <text:p text:style-name="P12"/>
      <text:p text:style-name="P4">Command Line Options</text:p>
      <text:p text:style-name="P37">The command line options to the game were passed in using command flags, and then they were parsed into the function as required, <text:span text:style-name="T40">while they changed the values of the options of the game. To do this, the inbuilt function ‘Option’ was used where it took each command line flag, and then matched it to an option and returned the value that the user entered into the function. To set all of the options, all of the command line arguments were taken in, and then a foldl was used to modify the game options based on what options were specified by the user. </text:span></text:p>
      <text:p text:style-name="P12"><text:span text:style-name="T31">Drawing the Board</text:span> </text:p>
      <text:p text:style-name="P24"/>
      <text:p text:style-name="P10"><text:span text:style-name="T32">AI</text:span><text:span text:style-name="T1"> </text:span></text:p>
      <text:p text:style-name="P29"/>
      <text:p text:style-name="P10"><text:span text:style-name="T32">Network Play</text:span><text:span text:style-name="T1"> </text:span></text:p>
      <text:p text:style-name="P30"/>
      <text:p text:style-name="P41"><text:span text:style-name="T35">Problems</text:span> <text:span text:style-name="T26"><text:s/></text:span></text:p>
      <text:p text:style-name="P31"/>
      <text:p text:style-name="P35">The majority of problems experienced during the development of the board mechanics were <text:span text:style-name="T36">type checking problems, where the program didn’t return the correct types and thus the program didn’t compile, however when those had been resolved, there weren’t any significant logic errors. </text:span></text:p>
      <text:p text:style-name="P35"/>
      <text:p text:style-name="P33">There were however logical problems which occurred while developing the co<text:span text:style-name="T35">de for the AI and Networking. For the networking, one of the hardest problems occurred in miscommunication between Client and Server, as the server would be expecting something the client wasn’t sending across at that time, and the client waiting for the server to respond, resulting in the program hanging. Another problem was that you needed to fork each client connection to allow them to connect to the server. </text:span></text:p>
      <text:p text:style-name="P34"/>
      <text:p text:style-name="P34"><text:span text:style-name="T37">With regards to the AI, i</text:span>mplementing <text:s/>the Minimax algorithm ‘properly’ <text:span text:style-name="T37">was difficult initially due to the </text:span>recursion ma<text:span text:style-name="T37">king</text:span> the <text:span text:style-name="T37">dataflow of the program more difficult to understand</text:span>. <text:span text:style-name="T38">One of the other major problems was in order to make the AI play better, it was realised that wins occurring earlier on in the gametree should be valued at more than wins lower down in the gametree.</text:span> </text:p>
      <text:p text:style-name="P34"/>
      <text:p text:style-name="P36">There was also problems getting the bitmapped images to load as expected, eventually basic bitmapped images had to be loaded and used. </text:p>
      <text:p text:style-name="P36"><text:soft-page-break/></text:p>
      <text:p text:style-name="P36">One of the other major problems was experienced with Laziness of Haskell, where some functions which we though would get evaluated didn’t so we couldn’t see what the problem was. </text:p>
      <text:p text:style-name="P34"/>
      <text:p text:style-name="P42">Testing</text:p>
      <text:p text:style-name="P32">There was extensive testing performed on the project to check that it worked as expected <text:span text:style-name="T34">in all areas of the game, and features implemented worked as expected. </text:span></text:p>
      <text:p text:style-name="P43">Contribution </text:p>
      <text:p text:style-name="P43"/>
      <text:p text:style-name="P41">Conclusion </text:p>
      <text:p text:style-name="P38">In conclusion, <text:span text:style-name="T39">we completed the basic requirements of the specification, and extensions were also completed to allow network play, allow playing against different AI’s, and further customisation of the game by allowing command line options to the game. Furthermore, there were ingame options available to the user, undo the last move played, to get hints, pause and play the game, start a new game, and save and load. Also, multiple AI’s were written, and Network Play was also implemented.</text:span></text:p>
      <text:p text:style-name="P41"/>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5:55.019987564</meta:creation-date>
    <dc:date>2017-04-18T14:17:10.680197374</dc:date>
    <meta:editing-duration>PT2H12M47S</meta:editing-duration>
    <meta:editing-cycles>27</meta:editing-cycles>
    <meta:generator>LibreOffice/5.1.6.2.0$Linux_X86_64 LibreOffice_project/10$Build-2</meta:generator>
    <meta:document-statistic meta:table-count="0" meta:image-count="0" meta:object-count="0" meta:page-count="4" meta:paragraph-count="38" meta:word-count="2083" meta:character-count="11764" meta:non-whitespace-character-count="9675"/>
  </office:meta>
</office:document-meta>
</file>